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3">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is document offers a recap of the <text:span text:style-name="Strong_20_Emphasis">12 PCI-DSS Requirements</text:span> and highlights general patterns across all the requirements, focusing on security policies, strong authentication, encryption, and more. Below is a summary of each requirement along with brief explanations and examples:</text:p>
      <text:p text:style-name="Horizontal_20_Line"/>
      <text:h text:style-name="Heading_20_3" text:outline-level="3"><text:span text:style-name="Strong_20_Emphasis">Requirement 1: Keep a Firewall</text:span></text:h>
      <text:list text:style-name="L1">
        <text:list-item>
          <text:p text:style-name="P1"><text:span text:style-name="Strong_20_Emphasis">Explanation</text:span>: Maintain a properly configured firewall to restrict untrusted network traffic and document changes to network topology. Firewalls protect systems that handle Cardholder Data (CHD).</text:p>
          <text:p text:style-name="P1"><text:span text:style-name="Strong_20_Emphasis">Example</text:span>: A company uses firewalls to block all incoming traffic except for specific ports (e.g., 80 for HTTP, 443 for HTTPS) needed for web services. Any change to firewall rules must go through a formal change management process.</text:p>
        </text:list-item>
      </text:list>
      <text:p text:style-name="Horizontal_20_Line"/>
      <text:h text:style-name="Heading_20_3" text:outline-level="3"><text:span text:style-name="Strong_20_Emphasis">Requirement 2: No Defaults</text:span></text:h>
      <text:list text:style-name="L2">
        <text:list-item>
          <text:p text:style-name="P2"><text:span text:style-name="Strong_20_Emphasis">Explanation</text:span>: Change all vendor-supplied default passwords and security settings. Default settings are a common vulnerability, so they must be replaced with unique configurations.</text:p>
          <text:p text:style-name="P2"><text:span text:style-name="Strong_20_Emphasis">Example</text:span>: After installing new routers, the default admin username and password are immediately changed to prevent unauthorized access.</text:p>
        </text:list-item>
      </text:list>
      <text:p text:style-name="Horizontal_20_Line"/>
      <text:h text:style-name="Heading_20_3" text:outline-level="3"><text:span text:style-name="Strong_20_Emphasis">Requirement 3: Protect Stored Data</text:span></text:h>
      <text:list text:style-name="L3">
        <text:list-item>
          <text:p text:style-name="P3"><text:span text:style-name="Strong_20_Emphasis">Explanation</text:span>: Protect stored CHD by using strong encryption and proper key management. Limit CHD storage to what is essential, and never store sensitive authentication data (SAD).</text:p>
          <text:p text:style-name="P3"><text:span text:style-name="Strong_20_Emphasis">Example</text:span>: An e-commerce platform encrypts credit card information stored in its database and masks the PAN (showing only the last four digits) when displaying it.</text:p>
        </text:list-item>
      </text:list>
      <text:p text:style-name="Horizontal_20_Line"/>
      <text:h text:style-name="Heading_20_3" text:outline-level="3"><text:span text:style-name="Strong_20_Emphasis">Requirement 4: Protect Transmitted Data</text:span></text:h>
      <text:list text:style-name="L4">
        <text:list-item>
          <text:p text:style-name="P4"><text:span text:style-name="Strong_20_Emphasis">Explanation</text:span>: Encrypt CHD when it is transmitted across open, public networks. Use secure protocols to ensure data is protected during transit.</text:p>
          <text:p text:style-name="P4"><text:span text:style-name="Strong_20_Emphasis">Example</text:span>: A company uses SSL/TLS to encrypt credit card information transmitted between the customer and the payment gateway during online purchases.</text:p>
        </text:list-item>
      </text:list>
      <text:p text:style-name="Horizontal_20_Line"/>
      <text:h text:style-name="Heading_20_3" text:outline-level="3"><text:span text:style-name="Strong_20_Emphasis">Requirement 5: Prevent Malware</text:span></text:h>
      <text:list text:style-name="L5">
        <text:list-item>
          <text:p text:style-name="P5"><text:span text:style-name="Strong_20_Emphasis">Explanation</text:span>: Use anti-virus software that is regularly updated and ensures frequent scans are performed. This software should generate logs and cannot be disabled by users.</text:p>
          <text:p text:style-name="P5"><text:soft-page-break/><text:span text:style-name="Strong_20_Emphasis">Example</text:span>: Anti-virus software is installed on all workstations and servers that process payments. It automatically updates and scans for malware every day, sending reports to the IT team.</text:p>
        </text:list-item>
      </text:list>
      <text:p text:style-name="Horizontal_20_Line"/>
      <text:h text:style-name="Heading_20_3" text:outline-level="3"><text:span text:style-name="Strong_20_Emphasis">Requirement 6: Develop Securely</text:span></text:h>
      <text:list text:style-name="L6">
        <text:list-item>
          <text:p text:style-name="P6"><text:span text:style-name="Strong_20_Emphasis">Explanation</text:span>: Secure both off-the-shelf (OTS) software and custom applications. This includes ranking vulnerabilities, patching, and including security throughout the Software Development Life Cycle (SDLC).</text:p>
          <text:p text:style-name="P6"><text:span text:style-name="Strong_20_Emphasis">Example</text:span>: A software development company ensures that all new code goes through a security review before being deployed, and patches are applied as soon as vulnerabilities are discovered.</text:p>
        </text:list-item>
      </text:list>
      <text:p text:style-name="Horizontal_20_Line"/>
      <text:h text:style-name="Heading_20_3" text:outline-level="3"><text:span text:style-name="Strong_20_Emphasis">Requirement 7: Need-to-Know Access</text:span></text:h>
      <text:list text:style-name="L7">
        <text:list-item>
          <text:p text:style-name="P7"><text:span text:style-name="Strong_20_Emphasis">Explanation</text:span>: Access to CHD must be limited based on job roles, following the Principle of Least Privilege (PoLP). Only individuals with a business need should have access to sensitive data.</text:p>
          <text:p text:style-name="P7"><text:span text:style-name="Strong_20_Emphasis">Example</text:span>: A customer service representative can see the last four digits of a credit card for verifying customer identity but cannot view the full PAN.</text:p>
        </text:list-item>
      </text:list>
      <text:p text:style-name="Horizontal_20_Line"/>
      <text:h text:style-name="Heading_20_3" text:outline-level="3"><text:span text:style-name="Strong_20_Emphasis">Requirement 8: Identify Access</text:span></text:h>
      <text:list text:style-name="L8">
        <text:list-item>
          <text:p text:style-name="P8"><text:span text:style-name="Strong_20_Emphasis">Explanation</text:span>: Identify and authenticate users who access system components. Strong authentication (e.g., MFA) should be enforced, and users should have unique IDs.</text:p>
          <text:p text:style-name="P8"><text:span text:style-name="Strong_20_Emphasis">Example</text:span>: Employees log in to systems using unique credentials and multi-factor authentication (MFA) before accessing sensitive payment data.</text:p>
        </text:list-item>
      </text:list>
      <text:p text:style-name="Horizontal_20_Line"/>
      <text:h text:style-name="Heading_20_3" text:outline-level="3"><text:span text:style-name="Strong_20_Emphasis">Requirement 9: Restrict Physical Access</text:span></text:h>
      <text:list text:style-name="L9">
        <text:list-item>
          <text:p text:style-name="P9"><text:span text:style-name="Strong_20_Emphasis">Explanation</text:span>: Limit physical access to systems and storage media that handle CHD. This includes entry controls, visitor management, and securing physical media.</text:p>
          <text:p text:style-name="P9"><text:span text:style-name="Strong_20_Emphasis">Example</text:span>: Only authorized personnel can access the server room, which requires a keycard and biometric authentication. Visitors are required to sign in and be escorted.</text:p>
        </text:list-item>
      </text:list>
      <text:p text:style-name="Horizontal_20_Line"/>
      <text:h text:style-name="Heading_20_3" text:outline-level="3"><text:span text:style-name="Strong_20_Emphasis">Requirement 10: Monitor Networks</text:span></text:h>
      <text:list text:style-name="L10">
        <text:list-item>
          <text:p text:style-name="P10"><text:span text:style-name="Strong_20_Emphasis">Explanation</text:span>: Track and monitor access to network resources and CHD. Audit logs must be kept, monitored, and protected from unauthorized alterations.</text:p>
          <text:p text:style-name="P10"><text:soft-page-break/><text:span text:style-name="Strong_20_Emphasis">Example</text:span>: Logs from firewalls, databases, and applications are stored centrally and reviewed regularly for suspicious activity. Any changes to critical system configurations trigger alerts.</text:p>
        </text:list-item>
      </text:list>
      <text:p text:style-name="Horizontal_20_Line"/>
      <text:h text:style-name="Heading_20_3" text:outline-level="3"><text:span text:style-name="Strong_20_Emphasis">Requirement 11: Test Regularly</text:span></text:h>
      <text:list text:style-name="L11">
        <text:list-item>
          <text:p text:style-name="P11"><text:span text:style-name="Strong_20_Emphasis">Explanation</text:span>: Regularly test security systems and processes through vulnerability scanning, penetration testing, and change detection.</text:p>
          <text:p text:style-name="P11"><text:span text:style-name="Strong_20_Emphasis">Example</text:span>: The IT team performs quarterly vulnerability scans and annual penetration testing to ensure there are no exploitable weaknesses in the system.</text:p>
        </text:list-item>
      </text:list>
      <text:p text:style-name="Horizontal_20_Line"/>
      <text:h text:style-name="Heading_20_3" text:outline-level="3"><text:span text:style-name="Strong_20_Emphasis">Requirement 12: InfoSec Policy</text:span></text:h>
      <text:list text:style-name="L12">
        <text:list-item>
          <text:p text:style-name="P12"><text:span text:style-name="Strong_20_Emphasis">Explanation</text:span>: Maintain an organization-wide Information Security Policy (InfoSec). This policy must cover security procedures, risk management, incident response, and staff responsibilities.</text:p>
          <text:p text:style-name="P12"><text:span text:style-name="Strong_20_Emphasis">Example</text:span>: A financial institution implements an InfoSec policy that outlines how employees must protect CHD, including training, risk assessments, and detailed incident response procedures.</text:p>
        </text:list-item>
      </text:list>
      <text:p text:style-name="Horizontal_20_Line"/>
      <text:h text:style-name="Heading_20_3" text:outline-level="3"><text:span text:style-name="Strong_20_Emphasis">General Patterns Across the 12 Requirements</text:span></text:h>
      <text:list text:style-name="L13">
        <text:list-item>
          <text:p text:style-name="P14"><text:span text:style-name="Strong_20_Emphasis">Documentation and Enforcement</text:span>: Every requirement emphasizes the importance of documenting policies and enforcing them regularly.</text:p>
        </text:list-item>
        <text:list-item>
          <text:p text:style-name="P14"><text:span text:style-name="Strong_20_Emphasis">Change Management</text:span>: Proper procedures must be in place to manage changes, whether it's a firewall setting, application update, or access control modification.</text:p>
        </text:list-item>
        <text:list-item>
          <text:p text:style-name="P14"><text:span text:style-name="Strong_20_Emphasis">Strong Authentication and Encryption</text:span>: Use of strong authentication mechanisms (e.g., MFA) and encryption for protecting stored and transmitted CHD.</text:p>
        </text:list-item>
        <text:list-item>
          <text:p text:style-name="P14"><text:span text:style-name="Strong_20_Emphasis">Common Sense in Definitions</text:span>: Practical interpretations of cryptoperiods, patching intervals, asset management, etc., with a focus on diligent processes.</text:p>
        </text:list-item>
        <text:list-item>
          <text:p text:style-name="P13"><text:span text:style-name="Strong_20_Emphasis">Physical and Logical Security</text:span>: These requirements demand both physical security (access to facilities) and logical security (access to systems).</text:p>
        </text:list-item>
      </text:list>
      <text:p text:style-name="Horizontal_20_Line"/>
      <text:p text:style-name="Text_20_body">This document emphasizes that PCI-DSS compliance is an ongoing process requiring diligence in every aspect of system security, from logical controls (e.g., firewalls, access management) to physical measures (e.g., restricted server acces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20:42:31.036000000</meta:creation-date>
    <dc:date>2024-10-11T20:43:12.649000000</dc:date>
    <meta:editing-duration>PT41S</meta:editing-duration>
    <meta:editing-cycles>1</meta:editing-cycles>
    <meta:document-statistic meta:table-count="0" meta:image-count="0" meta:object-count="0" meta:page-count="3" meta:paragraph-count="44" meta:word-count="824" meta:character-count="5781" meta:non-whitespace-character-count="5030"/>
    <meta:generator>LibreOffice/24.2.5.2$Windows_X86_64 LibreOffice_project/bffef4ea93e59bebbeaf7f431bb02b1a39ee8a59</meta:generator>
  </office:meta>
</office:document-meta>
</file>